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a1f" officeooo:paragraph-rsid="000f9a1f"/>
    </style:style>
    <style:style style:name="P2" style:family="paragraph" style:parent-style-name="Standard">
      <style:text-properties officeooo:rsid="00102f33" officeooo:paragraph-rsid="00102f33"/>
    </style:style>
    <style:style style:name="P3" style:family="paragraph" style:parent-style-name="Standard">
      <style:text-properties officeooo:rsid="00128c1c" officeooo:paragraph-rsid="00128c1c"/>
    </style:style>
    <style:style style:name="P4" style:family="paragraph" style:parent-style-name="Standard">
      <style:text-properties officeooo:rsid="00145202" officeooo:paragraph-rsid="00145202"/>
    </style:style>
    <style:style style:name="P5" style:family="paragraph" style:parent-style-name="Standard">
      <style:text-properties officeooo:rsid="00145202" officeooo:paragraph-rsid="00164191"/>
    </style:style>
    <style:style style:name="P6" style:family="paragraph" style:parent-style-name="Standard">
      <style:text-properties officeooo:rsid="00164191" officeooo:paragraph-rsid="00164191"/>
    </style:style>
    <style:style style:name="P7" style:family="paragraph" style:parent-style-name="Standard">
      <style:text-properties officeooo:rsid="0017b9b6" officeooo:paragraph-rsid="0017b9b6"/>
    </style:style>
    <style:style style:name="P8" style:family="paragraph" style:parent-style-name="Standard">
      <style:text-properties officeooo:rsid="0018b5a5" officeooo:paragraph-rsid="00164191"/>
    </style:style>
    <style:style style:name="P9" style:family="paragraph" style:parent-style-name="Standard">
      <style:text-properties officeooo:rsid="0019d0ec" officeooo:paragraph-rsid="00128c1c"/>
    </style:style>
    <style:style style:name="P10" style:family="paragraph" style:parent-style-name="Standard">
      <style:text-properties officeooo:rsid="001b8694" officeooo:paragraph-rsid="000f9a1f"/>
    </style:style>
    <style:style style:name="P11" style:family="paragraph" style:parent-style-name="Standard">
      <style:text-properties officeooo:rsid="00102f33" officeooo:paragraph-rsid="00102f33"/>
    </style:style>
    <style:style style:name="T1" style:family="text">
      <style:text-properties officeooo:rsid="001bd1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7">y = a0+ ((a1-a0)/2)* ( <text:s text:c="12"/>tanh((x-a2+a3)/a4) <text:s text:c="2"/>- <text:s text:c="2"/>tanh((x-a2-a3)/a4) <text:s text:c="2"/>)</text:p>
      <text:p text:style-name="P1"/>
      <text:p text:style-name="P1"><text:span text:style-name="T1">0.9</text:span>salt:</text:p>
      <text:p text:style-name="P10"/>
      <text:p text:style-name="P2"><text:tab/>a0 = 0.0555778</text:p>
      <text:p text:style-name="P2"><text:tab/>a1 = 0.239472</text:p>
      <text:p text:style-name="P2"><text:tab/>a2 = 0.0467457</text:p>
      <text:p text:style-name="P2"><text:tab/>a3 = 3.63446</text:p>
      <text:p text:style-name="P2"><text:tab/>a4 = 1.78968</text:p>
      <text:p text:style-name="P2"><text:span text:style-name="T1">0.54</text:span>salt</text:p>
      <text:p text:style-name="P2"><text:tab/>a0 = 0.0345463</text:p>
      <text:p text:style-name="P2"><text:tab/>a1 = 0.238543</text:p>
      <text:p text:style-name="P2"><text:tab/>a2 = -0.095282</text:p>
      <text:p text:style-name="P2"><text:tab/>a3 = 4.12252</text:p>
      <text:p text:style-name="P2"><text:tab/>a4 = 1.32254</text:p>
      <text:p text:style-name="P2"/>
      <text:p text:style-name="P2"/>
      <text:p text:style-name="P3"><text:span text:style-name="T1">0.27</text:span>salt</text:p>
      <text:p text:style-name="P9"/>
      <text:p text:style-name="P3"><text:tab/>a0 = 0.0201797</text:p>
      <text:p text:style-name="P3"><text:tab/>a1 = 0.239239</text:p>
      <text:p text:style-name="P3"><text:tab/>a2 = -0.0575878</text:p>
      <text:p text:style-name="P3"><text:tab/>a3 = 4.38078</text:p>
      <text:p text:style-name="P3"><text:tab/>a4 = 1.12198</text:p>
      <text:p text:style-name="P4"><text:span text:style-name="T1">0.09</text:span>salt</text:p>
      <text:p text:style-name="P4"><text:tab/>a0 = 0.017714</text:p>
      <text:p text:style-name="P4"><text:tab/>a1 = 0.238826</text:p>
      <text:p text:style-name="P4"><text:tab/>a2 = -0.0806077</text:p>
      <text:p text:style-name="P4"><text:tab/>a3 = 4.41952</text:p>
      <text:p text:style-name="P4"><text:tab/>a4 = 0.987662</text:p>
      <text:p text:style-name="P5"><text:span text:style-name="T1">0.045%sal</text:span>t</text:p>
      <text:p text:style-name="P8"/>
      <text:p text:style-name="P5"><text:tab/>a0 = 0.0190822</text:p>
      <text:p text:style-name="P5"><text:tab/>a1 = 0.235928</text:p>
      <text:p text:style-name="P5"><text:tab/>a2 = -0.0968872</text:p>
      <text:p text:style-name="P5"><text:tab/>a3 = 4.43933</text:p>
      <text:p text:style-name="P5"><text:tab/>a4 = 0.942342</text:p>
      <text:p text:style-name="P7">Nosalt</text:p>
      <text:p text:style-name="P7"><text:tab/>a0 = 0.0179684</text:p>
      <text:p text:style-name="P7"><text:tab/>a1 = 0.237634</text:p>
      <text:p text:style-name="P7"><text:tab/>a2 = 0.00899542</text:p>
      <text:p text:style-name="P7"><text:tab/>a3 = 4.42794</text:p>
      <text:p text:style-name="P7"><text:tab/>a4 = 0.922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6:09:47.872872366</meta:creation-date>
    <dc:date>2020-02-03T15:53:07.930001682</dc:date>
    <meta:editing-duration>P4DT23H44M24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105" meta:character-count="555" meta:non-whitespace-character-count="439"/>
  </office:meta>
</office:document-meta>
</file>